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5a53b0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5abd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3</text:span><text:span text:style-name="T1"><text:line-break/></text:span><text:bookmark-end text:name="__RefHeading___Toc46_1751073990"/></text:h>
      <text:h text:style-name="P4" text:outline-level="2"><text:bookmark-start text:name="__RefHeading___Toc44_1751073990"/><text:span text:style-name="T4">3</text:span><text:span text:style-name="T1">.1 </text:span><text:span text:style-name="T3">Titre</text:span><text:bookmark-end text:name="__RefHeading___Toc44_1751073990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1:25:03.023179227</dc:date>
    <meta:editing-duration>PT3H2M45S</meta:editing-duration>
    <meta:editing-cycles>46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0" meta:non-whitespace-character-count="17"/>
  </office:meta>
</office:document-meta>
</file>